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2" style:master-page-name="">
      <style:paragraph-properties fo:margin-left="-0.238cm" fo:margin-right="0cm" fo:text-indent="0cm" style:auto-text-indent="false" style:page-number="auto"/>
    </style:style>
    <style:style style:name="P5" style:family="paragraph" style:parent-style-name="Standard" style:list-style-name="L2">
      <style:paragraph-properties fo:margin-left="-0.238cm" fo:margin-right="0cm" fo:text-indent="0cm" style:auto-text-indent="false"/>
    </style:style>
    <style:style style:name="P6" style:family="paragraph" style:parent-style-name="Standard" style:list-style-name="L2">
      <style:paragraph-properties fo:margin-left="0cm" fo:margin-right="0cm" fo:text-indent="0cm" style:auto-text-indent="false"/>
    </style:style>
    <style:style style:name="P7" style:family="paragraph" style:parent-style-name="Standard" style:list-style-name="L3">
      <style:paragraph-properties fo:margin-left="0cm" fo:margin-right="0cm" fo:text-indent="0cm" style:auto-text-indent="false"/>
    </style:style>
    <style:style style:name="P8" style:family="paragraph" style:parent-style-name="Standard" style:list-style-name="L4">
      <style:paragraph-properties fo:margin-left="0cm" fo:margin-right="0cm" fo:text-indent="0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44295905657710352" text:style-name="L1">
        <text:list-item>
          <text:p text:style-name="P2">Setup repo</text:p>
        </text:list-item>
        <text:list-item>
          <text:p text:style-name="P2">deciding what to use mongoose, ejs, app.js dom model jquery – not really a web app or holding alot of data – so decided to start with Jqury css html bootstrap – later may build in other things </text:p>
        </text:list-item>
        <text:list-item>
          <text:p text:style-name="P2">decide whether need a back end <text:s/>- later for downloading – maybe a page of widgets little programs that use all y=the other stuff make from a combination of things (ejs templates and db for the cards)</text:p>
        </text:list-item>
        <text:list-item>
          <text:p text:style-name="P2">Decide first level should aim for – bit animation – maybe sound if not irratiting – smooth</text:p>
        </text:list-item>
        <text:list-item>
          <text:p text:style-name="P2">Decide what page to start with – one after the intro</text:p>
        </text:list-item>
        <text:list-item>
          <text:p text:style-name="P2">start with index html and index.js not app.js because its not really goint to be much of an app – first page not intro</text:p>
        </text:list-item>
        <text:list-item>
          <text:p text:style-name="P2">make index js htm and styles css and linke style sheet js and choose a font off googleapis</text:p>
        </text:list-item>
        <text:list-item>
          <text:p text:style-name="P2">im using fonts through google and embed that will pull them in instead of using font stack so its faster</text:p>
        </text:list-item>
        <text:list-item>
          <text:p text:style-name="P2">looked at font nymphette for font ornaments but unsure how to use font face to display it – could of used images instead</text:p>
        </text:list-item>
        <text:list-item>
          <text:p text:style-name="P2">currently looks like a menu need a card edge</text:p>
        </text:list-item>
        <text:list-item>
          <text:p text:style-name="P2">look at useing keyframes and animate and fadein to make work fade in</text:p>
        </text:list-item>
        <text:list-item>
          <text:p text:style-name="P2">tried fading everything in, words around name and name in but just seems to distract from the reading</text:p>
        </text:list-item>
        <text:list-item>
          <text:p text:style-name="P2">seems putting the drinks page is over the top, my names on it so think will integrate the two pages</text:p>
        </text:list-item>
        <text:list-item>
          <text:p text:style-name="P2"><text:s/>finding images</text:p>
        </text:list-item>
        <text:list-item>
          <text:p text:style-name="P2"><text:s/>trying to animate movement translate just happens but position needs starting location also need you told hold button down not just press once that was why it was flashing</text:p>
        </text:list-item>
        <text:list-item>
          <text:p text:style-name="P2">fade in the corner</text:p>
        </text:list-item>
        <text:list-item>
          <text:p text:style-name="P2">lots of complicated stuff with using the animations and transitions and looks difficult to just </text:p>
        </text:list-item>
      </text:list>
      <text:list xml:id="list7963826048218364384" text:style-name="L2">
        <text:list-header>
          <text:p text:style-name="P3">have the ball roll infinite the stop being infinite and slow down (im talking about rotation)</text:p>
          <text:list>
            <text:list-item>
              <text:p text:style-name="P3">i could add an animation class and remove so infinite would have an speed up, then a roll infinite then remove the class and replace with the slow down.</text:p>
            </text:list-item>
            <text:list-item>
              <text:p text:style-name="P3">I could have transitions not sure if work with animation but when class removed could have a transition time – however that would mean the marble stopped rotating not after so many rotations but after it reaches a certain point</text:p>
            </text:list-item>
            <text:list-item>
              <text:p text:style-name="P3">failed to find a way to do it</text:p>
            </text:list-item>
          </text:list>
          <text:p text:style-name="P3">18. disable scroll bars </text:p>
          <text:p text:style-name="P3">19. researching backgrounds and borders so can get shapes and patterns on them this is difficult, got background of second page with several layers and transparencys but having a 45 degree stripe on a half donut for a handle where the donut hole reveals what is behind is not very doable without using shadows creatively spent 2 days on it, lose the shape when use image or pattern ive found several option</text:p>
          <text:p text:style-name="P4">20.Next i will try using an image with alpha, then will have to move on leaving a note somewhere to try again at end of project</text:p>
          <text:p text:style-name="P5">21. to make the box to get the bevel needed to have top bottom right left sections to border which means cant put onto the linear pattern wanted. To overcome this have layered over top a fullborder with transparency that has a pattern. With the top and right set to zero there are two issues with this one the grain doesnt diagonally link to the top border – could be overcome by applying this border over top but then lose bevel also it over covers the black line at the bevel join bottom right which is created by having a pseudo element a few pixels tot he right to reveal it</text:p>
          <text:p text:style-name="P6">22. using resize not draggable to work it and will use bootstrap to put marbles in</text:p>
          <text:p text:style-name="P6">23. migrating from codepen not work due to html so marble case outside of p2 section okay for now as i dont know if its going to be fixed or slide in slide out again on next screen etc</text:p>
        </text:list-header>
      </text:list>
      <text:p text:style-name="P1">24 the marbles no longer childed to glass and glass is its own effect and put after the list so that it <text:soft-page-break/>obscures them but its blur is not parented to them</text:p>
      <text:p text:style-name="P1">25 would like it if farthes rght ball when the container compressed becomes farthest right on row above but not how wrap seems to work</text:p>
      <text:p text:style-name="P1">26 arrows have been place will be replaced with simpler more generic ones, to be positioned they are positioned same as the text but the top padding is equal to the text size</text:p>
      <text:p text:style-name="P1">27 attempting to align the card with the background wishing now that it was an image not a background</text:p>
      <text:p text:style-name="P1">28 need to create a container for the marble to telliport to needed to create a container to wrap the marble elements, needed to remove animate classes otherwise when remove and put the wrapped elements elsewhere animation would rerun, needed to remove top and left elements from the divs used for animating x and y position seperately, they shouldnt of had these values, the whole thing should of been a pg1 animation div that had these values, or the animation should have started with these values and the marble being invisible as it is to change them will involve changing animation so for now will just remove them as part of the telliport but would be better to put them onto a seperate container (wrapper one element container better word for multiple)</text:p>
      <text:p text:style-name="P1">28 had to use pseudo after apain strange 10px position im having to counteract just want to add the shape flick</text:p>
      <text:p text:style-name="P1">29 made the body larger as found can only make it bigger to the right by creating things so needed it larger to fit my right page.</text:p>
      <text:p text:style-name="P1">30 making the shape with bootstrap table to contain card</text:p>
      <text:p text:style-name="P1">31 issues making table not extend out</text:p>
      <text:p text:style-name="P1">32 issue that used bootstrap 3 when moved to later bootstrap no longer is centrered</text:p>
      <text:p text:style-name="P1">33 bootstrap 4 use offset <text:s/>and order</text:p>
      <text:p text:style-name="P1">34 got over excited by math maxing x go 0-50-0 and y 0 exponentially increasing so x not change y move alot – not really make sense</text:p>
      <text:list xml:id="list71523248456153864" text:style-name="L3">
        <text:list-item>
          <text:p text:style-name="P7">tried using exponentials etc use trig and circles</text:p>
        </text:list-item>
        <text:list-item>
          <text:p text:style-name="P7"><text:a xlink:type="simple" xlink:href="https://codepen.io/phy5prt/pen/RmMjew" text:style-name="Internet_20_link" text:visited-style-name="Visited_20_Internet_20_Link">https://codepen.io/phy5prt/pen/RmMjew</text:a> <text:s/>show code pens in vids</text:p>
        </text:list-item>
        <text:list-item>
          <text:p text:style-name="P7">use trig parameters to trace a circle trigger by wheel moving between 0 and 100 intially using modulus so it would go back again if you keep scrolling</text:p>
        </text:list-item>
        <text:list-item>
          <text:p text:style-name="P7">made angle ranges and for the ranges changed the x or y to have a fixed angle so would get a straight line</text:p>
        </text:list-item>
        <text:list-item>
          <text:p text:style-name="P7">the above caused a jump when x was no longer locked and instead of starting where it was left was part way through its arc, this happened in an if covering 1/4 pi range and it ended at the right ang but i needed it to start where last if had froze it so took 1/4 off that decrease to zero as ang reached the end of the ifs range</text:p>
        </text:list-item>
        <text:list-item>
          <text:p text:style-name="P7">i removed the listner when ang excdeeded a number (though may need change this for starting position and add to the ifs for seperate marbles)</text:p>
        </text:list-item>
        <text:list-item>
          <text:p text:style-name="P7">listner for wheel and pull, refactorred whole thing</text:p>
        </text:list-item>
        <text:list-item>
          <text:p text:style-name="P7">page listner for changing vars</text:p>
        </text:list-item>
        <text:list-item>
          <text:p text:style-name="P7">ellipse equation geometry really hard because some functions start east anticlockwise and the y x 00 at top left and go down bottom right</text:p>
        </text:list-item>
        <text:list-item>
          <text:p text:style-name="P7">dynamic start position really difficult because above requires not the difference between two angle</text:p>
        </text:list-item>
        <text:list-item>
          <text:p text:style-name="P7">animation need calculate variables</text:p>
          <text:p text:style-name="P7"/>
        </text:list-item>
      </text:list>
      <text:p text:style-name="P1">!!!!!!!!!!!!!! <text:s text:c="2"/>in future will need function that can work out where balls container should be based off the screen size and angle of background line <text:s text:c="3"/>!!!!!!!!!!!!!!!!!!!!!!!!!</text:p>
      <text:p text:style-name="P1"/>
      <text:p text:style-name="P1">!!!!!!!!!!!!!!! in future will need magnification of certain cards with turning, !!!!!!!!!!!!!</text:p>
      <text:p text:style-name="P1">!!!!!!!!!!!!!!! will need shrink not overflow for cards in the shape pg 3 <text:s/>!!!!!!!!!!!!!!!!!</text:p>
      <text:p text:style-name="P1">!!!!!!!!!!!!!! also communicate that the magnifier can be swung <text:s text:c="2"/>!!!!!!!!!!!!!!!!!!!</text:p>
      <text:p text:style-name="P1"/>
      <text:list xml:id="list3078496708839270315" text:style-name="L4">
        <text:list-item>
          <text:p text:style-name="P8"><text:soft-page-break/>using links to solve where to put the top of the cards</text:p>
        </text:list-item>
        <text:list-item>
          <text:p text:style-name="P8">not using flex box fluid container as want descending left to right and kept getting block style gaps so went absolute</text:p>
        </text:list-item>
        <text:list-item>
          <text:p text:style-name="P8">will use same code to place marbles</text:p>
        </text:list-item>
        <text:list-item>
          <text:p text:style-name="P8">used and ::after to layer background over cards</text:p>
        </text:list-item>
        <text:list-item>
          <text:p text:style-name="P8">learnt use one coordinate system and one type of measure eg radians plan where you normalise between a range so not getting unexpected effects minimise moments in pipeline where do it</text:p>
        </text:list-item>
        <text:list-item>
          <text:p text:style-name="P8">51 used cos and sin in my ifs but could of used modulus and made everything 0-360s</text:p>
        </text:list-item>
      </text:list>
      <text:list xml:id="list33349062" text:continue-list="list7144295905657710352" text:style-name="L1">
        <text:list-header>
          <text:p text:style-name="P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5M10S</meta:editing-duration>
    <meta:editing-cycles>29</meta:editing-cycles>
    <meta:generator>OpenOffice/4.1.5$Win32 OpenOffice.org_project/415m1$Build-9789</meta:generator>
    <dc:date>2019-07-11T13:14:19.09</dc:date>
    <dc:creator>Phil Tate</dc:creator>
    <meta:document-statistic meta:table-count="0" meta:image-count="0" meta:object-count="0" meta:page-count="3" meta:paragraph-count="60" meta:word-count="1433" meta:character-count="7656"/>
    <meta:user-defined meta:name="Info 1"/>
    <meta:user-defined meta:name="Info 2"/>
    <meta:user-defined meta:name="Info 3"/>
    <meta:user-defined meta:name="Info 4"/>
  </office:meta>
</office:document-meta>
</file>